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s" fo:country="ES" officeooo:rsid="0000ef3d" officeooo:paragraph-rsid="0000ef3d"/>
    </style:style>
    <style:style style:name="P2" style:family="paragraph" style:parent-style-name="Standard">
      <style:text-properties fo:language="es" fo:country="ES" officeooo:rsid="00084294" officeooo:paragraph-rsid="00084294"/>
    </style:style>
    <style:style style:name="P3" style:family="paragraph" style:parent-style-name="Standard">
      <style:text-properties fo:language="es" fo:country="ES" officeooo:rsid="000a46ac" officeooo:paragraph-rsid="000a46ac"/>
    </style:style>
    <style:style style:name="P4" style:family="paragraph" style:parent-style-name="Standard">
      <style:text-properties fo:language="es" fo:country="ES" officeooo:rsid="000ba062" officeooo:paragraph-rsid="000ba062"/>
    </style:style>
    <style:style style:name="T1" style:family="text">
      <style:text-properties officeooo:rsid="000a46ac"/>
    </style:style>
    <style:style style:name="T2" style:family="text">
      <style:text-properties officeooo:rsid="000cca03"/>
    </style:style>
    <style:style style:name="T3" style:family="text">
      <style:text-properties officeooo:rsid="000cd8d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m02</text:p>
      <text:p text:style-name="P1">Pasos a realizar:</text:p>
      <text:p text:style-name="P1"/>
      <text:p text:style-name="P2">1. Crear estructura de carpetas.</text:p>
      <text:p text:style-name="P2">2. En documentación gráfico de ventanas de la aplicación.</text:p>
      <text:p text:style-name="P2">3. Crear en GitHub un repositorio <text:span text:style-name="T1">para servidor y para cliente.</text:span></text:p>
      <text:p text:style-name="P2"/>
      <text:p text:style-name="P3">Pm02servidor, pm02cliente.</text:p>
      <text:p text:style-name="P3"/>
      <text:p text:style-name="P4">4. Instalar Git en ordenadores implicados <text:span text:style-name="T2">y configurarlo</text:span>.</text:p>
      <text:p text:style-name="P4"><text:tab/><text:span text:style-name="T2">Nota: Si está instalado por otro usuario, desinstalar, borrar carpeta de config y volver a instalar.</text:span></text:p>
      <text:p text:style-name="P4"><text:tab/><text:span text:style-name="T3">C:\progamdata\git y volver a instalar.</text:span></text:p>
      <text:p text:style-name="P4"/>
      <text:p text:style-name="P4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3.2$Windows_X86_64 LibreOffice_project/86daf60bf00efa86ad547e59e09d6bb77c699acb</meta:generator>
    <dc:date>2019-10-21T13:22:36.565000000</dc:date>
    <meta:editing-duration>PT14M15S</meta:editing-duration>
    <meta:editing-cycles>9</meta:editing-cycles>
    <meta:document-statistic meta:table-count="0" meta:image-count="0" meta:object-count="0" meta:page-count="1" meta:paragraph-count="9" meta:word-count="60" meta:character-count="396" meta:non-whitespace-character-count="343"/>
  </office:meta>
</office:document-meta>
</file>